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01cm" fo:margin-left="1.101cm" fo:margin-top="0cm" fo:margin-bottom="0cm" fo:break-before="column" table:align="left"/>
    </style:style>
    <style:style style:name="Table1.A" style:family="table-column">
      <style:table-column-properties style:column-width="1.995cm"/>
    </style:style>
    <style:style style:name="Table1.B" style:family="table-column">
      <style:table-column-properties style:column-width="11.254cm"/>
    </style:style>
    <style:style style:name="Table1.C" style:family="table-column">
      <style:table-column-properties style:column-width="3.552cm"/>
    </style:style>
    <style:style style:name="Table1.D" style:family="table-column">
      <style:table-column-properties style:column-width="2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2" style:family="table-row">
      <style:table-row-properties style:min-row-height="0.499cm"/>
    </style:style>
    <style:style style:name="Table1.A2" style:family="table-cell">
      <style:table-cell-properties style:vertical-align="middle" fo:padding-left="0cm" fo:padding-right="0cm" fo:padding-top="0.101cm" fo:padding-bottom="0.101cm" fo:border="none"/>
    </style:style>
    <style:style style:name="Table1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style:font-size-asian="10pt" style:font-weight-asian="normal" style:font-name-complex="Lucida Sans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bold" style:font-size-asian="10pt" style:font-weight-asian="bold" style:font-name-complex="Lucida Sans" style:font-size-complex="10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a55e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4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Table_20_Contents">
      <style:text-properties officeooo:rsid="009a629f" officeooo:paragraph-rsid="009a629f"/>
    </style:style>
    <style:style style:name="P3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48fc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4c87b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Table_20_Contents">
      <style:text-properties officeooo:paragraph-rsid="0049b970"/>
    </style:style>
    <style:style style:name="P3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4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4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text-properties fo:font-size="2pt" style:font-size-asian="2pt" style:font-size-complex="2pt"/>
    </style:style>
    <style:style style:name="P47" style:family="paragraph" style:parent-style-name="Standard">
      <style:text-properties style:font-name="Lucida Sans" fo:font-size="12pt" style:font-size-asian="12pt" style:font-size-complex="12pt"/>
    </style:style>
    <style:style style:name="P48" style:family="paragraph" style:parent-style-name="Standard">
      <style:text-properties officeooo:paragraph-rsid="0049b970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normal" style:font-size-asian="10pt" style:font-weight-asian="normal" style:font-name-complex="Lucida Sans" style:font-size-complex="10pt" style:font-weight-complex="normal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bold" style:font-size-asian="10pt" style:font-weight-asian="bold" style:font-name-complex="Lucida Sans" style:font-size-complex="10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07cm" officeooo:paragraph-rsid="0049b970" style:font-size-asian="10pt" style:font-name-complex="Lucida Sans" style:font-size-complex="10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48fc3" style:font-size-asian="10pt" style:font-name-complex="Lucida Sans" style:font-size-complex="10pt"/>
    </style:style>
    <style:style style:name="P61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94c87b" style:font-size-asian="10pt" style:font-name-complex="Lucida Sans" style:font-size-complex="10pt"/>
    </style:style>
    <style:style style:name="P62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P6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font-size="6pt" officeooo:rsid="002568f2" style:font-size-asian="6pt" style:font-size-complex="6pt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style:font-size-asian="9pt" style:font-size-complex="9pt"/>
    </style:style>
    <style:style style:name="T3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2" style:family="text">
      <style:text-properties fo:color="#221f1f" fo:letter-spacing="-0.007cm" fo:font-style="normal" officeooo:rsid="001c3d3e" style:font-style-asian="normal" style:font-style-complex="normal"/>
    </style:style>
    <style:style style:name="T3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3" style:family="text">
      <style:text-properties fo:color="#000000" fo:letter-spacing="0.004cm" fo:font-style="normal" style:font-style-asian="normal" style:font-style-complex="normal"/>
    </style:style>
    <style:style style:name="T4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7" style:family="text">
      <style:text-properties fo:color="#000000" fo:letter-spacing="-0.007cm" fo:font-style="normal" style:font-style-asian="normal" style:font-style-complex="normal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letter-spacing="-0.012cm"/>
    </style:style>
    <style:style style:name="T50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etter-spacing="-0.012cm" fo:font-style="normal" officeooo:rsid="0044122e" style:font-style-asian="normal" style:font-style-complex="normal"/>
    </style:style>
    <style:style style:name="T52" style:family="text">
      <style:text-properties fo:letter-spacing="-0.012cm" fo:font-style="normal" officeooo:rsid="003a4e71" style:font-style-asian="normal" style:font-style-complex="normal"/>
    </style:style>
    <style:style style:name="T53" style:family="text">
      <style:text-properties fo:letter-spacing="-0.012cm" fo:font-weight="bold" style:font-weight-asian="bold" style:font-weight-complex="bold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6" style:family="text">
      <style:text-properties fo:letter-spacing="-0.014cm" fo:font-weight="bold" style:font-weight-asian="bold" style:font-weight-complex="bold"/>
    </style:style>
    <style:style style:name="T57" style:family="text">
      <style:text-properties fo:letter-spacing="-0.004cm" fo:font-weight="bold" style:font-weight-asian="bold" style:font-weight-complex="bold"/>
    </style:style>
    <style:style style:name="T58" style:family="text">
      <style:text-properties fo:letter-spacing="-0.009cm"/>
    </style:style>
    <style:style style:name="T59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><text:text-input text:description="&lt;for each=&quot;line in o.order_line&quot;&gt;">For each line</text:text-input>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1.2">
          <table:table-cell table:style-name="Table1.A2" office:value-type="string">
            <text:p text:style-name="P60"><text:text-input text:description="&lt;formatLang(line.product_uom_qty)&gt;">25,45</text:text-input></text:p>
          </table:table-cell>
          <table:table-cell table:style-name="Table1.A2" office:value-type="string">
            <text:p text:style-name="P59"><text:placeholder text:placeholder-type="text">&lt;line.name&gt;</text:placeholder></text:p>
          </table:table-cell>
          <table:table-cell table:style-name="Table1.A2" office:value-type="string">
            <text:p text:style-name="P61"><text:text-input text:description="&lt;formatLang(line.printed_price_unit*1.21)&gt;">9.999,50</text:text-input></text:p>
          </table:table-cell>
          <table:table-cell table:style-name="Table1.A2" office:value-type="string">
            <text:p text:style-name="P62"><text:text-input text:description="&lt;formatLang(line.printed_price_subtotal*1.21)&gt;">99.999,50</text:text-input></text:p>
          </table:table-cell>
        </table:table-row>
        <table:table-row table:style-name="Table1.3"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><text:text-input text:description="&lt;/for&gt;">End For</text:text-input>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01cm" fo:margin-bottom="0cm" table:align="left"/>
    </style:style>
    <style:style style:name="Tabla2.A" style:family="table-column">
      <style:table-column-properties style:column-width="2cm"/>
    </style:style>
    <style:style style:name="Tabla2.B" style:family="table-column">
      <style:table-column-properties style:column-width="11.248cm"/>
    </style:style>
    <style:style style:name="Tabla2.C" style:family="table-column">
      <style:table-column-properties style:column-width="3.542cm"/>
    </style:style>
    <style:style style:name="Tabla2.D" style:family="table-column">
      <style:table-column-properties style:column-width="2.011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a55e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Table_20_Contents">
      <style:text-properties officeooo:rsid="009a629f" officeooo:paragraph-rsid="009a629f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48fc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4c87b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normal" style:font-size-asian="10pt" style:font-weight-asian="normal" style:font-name-complex="Lucida Sans" style:font-size-complex="10pt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style:font-size-asian="10pt" style:font-weight-asian="normal" style:font-name-complex="Lucida Sans" style:font-size-complex="10pt" style:font-weight-complex="normal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bold" style:font-size-asian="10pt" style:font-weight-asian="bold" style:font-name-complex="Lucida Sans" style:font-size-complex="10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bold" style:font-size-asian="10pt" style:font-weight-asian="bold" style:font-name-complex="Lucida Sans" style:font-size-complex="10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size="6pt" officeooo:rsid="002568f2" style:font-size-asian="6pt" style:font-size-complex="6pt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319cm" svg:y="-0.601cm" draw:z-index="0"><draw:text-box fo:min-height="2.103cm" fo:min-width="5.784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3"/>
              <text:p text:style-name="MP24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7"/>
              <text:p text:style-name="MP26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8"/>
              <text:p text:style-name="MP29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31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2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3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4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5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6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7">Cantidad</text:p>
            </table:table-cell>
            <table:table-cell table:style-name="Tabla2.A1" office:value-type="string">
              <text:p text:style-name="MP38">Descripción</text:p>
            </table:table-cell>
            <table:table-cell table:style-name="Tabla2.C1" office:value-type="string">
              <text:p text:style-name="MP39">P. Unitario</text:p>
            </table:table-cell>
            <table:table-cell table:style-name="Tabla2.D1" office:value-type="string">
              <text:p text:style-name="MP38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1"><text:span text:style-name="MT55">OBSERVACIONES</text:span>: <text:span text:style-name="MT56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2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3"><text:text-input text:description="&lt;formatLang(o.amount_total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4"/>
            </table:table-cell>
            <table:table-cell table:style-name="Tabla6.D4" office:value-type="string">
              <text:p text:style-name="MP45"/>
            </table:table-cell>
            <table:table-cell table:style-name="Tabla6.E3" office:value-type="string">
              <text:p text:style-name="MP46"/>
            </table:table-cell>
            <table:table-cell table:style-name="Tabla6.F3" office:value-type="string">
              <text:p text:style-name="MP46"/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7"/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1-10T13:54:13.866147168</dc:date>
    <meta:editing-duration>P1DT22H23M57S</meta:editing-duration>
    <meta:editing-cycles>376</meta:editing-cycles>
    <meta:generator>LibreOffice/4.4.6.3$Linux_X86_64 LibreOffice_project/40m0$Build-3</meta:generator>
    <meta:document-statistic meta:table-count="6" meta:image-count="0" meta:object-count="0" meta:page-count="1" meta:paragraph-count="49" meta:word-count="226" meta:character-count="1454" meta:non-whitespace-character-count="1388"/>
  </office:meta>
</office:document-meta>
</file>